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fo:font-size="12pt" officeooo:rsid="0022ddef" officeooo:paragraph-rsid="0003facc" style:font-size-asian="12pt" style:font-size-complex="12pt"/>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ub_20_judul_20_A.1_20_isi">
      <style:text-properties officeooo:paragraph-rsid="001a1b00"/>
    </style:style>
    <style:style style:name="P19" style:family="paragraph" style:parent-style-name="sub_20_judul_20_A.1_20_isi">
      <style:text-properties officeooo:paragraph-rsid="001b8b88"/>
    </style:style>
    <style:style style:name="P20" style:family="paragraph" style:parent-style-name="sub_20_judul_20_A.1_20_isi">
      <style:text-properties officeooo:paragraph-rsid="00209186"/>
    </style:style>
    <style:style style:name="P21"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3"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4"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5" style:family="paragraph" style:parent-style-name="penelitian_20_sebelum_20_nya" style:list-style-name="L2">
      <style:text-properties officeooo:paragraph-rsid="0003facc"/>
    </style:style>
    <style:style style:name="P26" style:family="paragraph" style:parent-style-name="penelitian_20_sebelum_20_nya" style:list-style-name="L2">
      <style:text-properties officeooo:paragraph-rsid="000ae8f2"/>
    </style:style>
    <style:style style:name="P27"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8"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29" style:family="paragraph" style:parent-style-name="penelitian_20_sebelum_20_nya" style:list-style-name="L2">
      <style:text-properties fo:font-style="normal" officeooo:paragraph-rsid="0003facc" style:font-style-asian="normal" style:font-style-complex="normal"/>
    </style:style>
    <style:style style:name="P30"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1" style:family="paragraph" style:parent-style-name="sub_20_judul_20_A.1_20_isi">
      <style:text-properties officeooo:paragraph-rsid="00268765"/>
    </style:style>
    <style:style style:name="P32" style:family="paragraph" style:parent-style-name="sub_20_judul_20_isi" style:list-style-name="L4">
      <style:text-properties style:font-name="Liberation Serif" fo:font-size="12pt" officeooo:rsid="000e8c0e" officeooo:paragraph-rsid="000e8c0e" style:font-size-asian="12pt" style:font-size-complex="12pt"/>
    </style:style>
    <style:style style:name="P33" style:family="paragraph" style:parent-style-name="sub_20_judul_20_isi" style:list-style-name="L5">
      <style:text-properties style:font-name="Liberation Serif" fo:font-size="12pt" officeooo:rsid="00106396" officeooo:paragraph-rsid="00106396" style:font-size-asian="12pt" style:font-size-complex="12pt"/>
    </style:style>
    <style:style style:name="P34" style:family="paragraph" style:parent-style-name="sub_20_judul_20_isi" style:list-style-name="L5">
      <style:text-properties style:font-name="Liberation Serif" fo:font-size="12pt" officeooo:rsid="00087a13" officeooo:paragraph-rsid="000e8c0e" style:font-size-asian="12pt" style:font-size-complex="12pt"/>
    </style:style>
    <style:style style:name="P35" style:family="paragraph" style:parent-style-name="sub_20_judul_20_isi">
      <style:paragraph-properties fo:line-height="150%"/>
      <style:text-properties style:font-name="Liberation Serif" fo:font-size="12pt" officeooo:paragraph-rsid="0003facc" style:font-size-asian="12pt" style:font-size-complex="12pt"/>
    </style:style>
    <style:style style:name="P36"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7"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38" style:family="paragraph" style:parent-style-name="sub_20_judul_20_isi_20_A" style:list-style-name="L3"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39"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officeooo:rsid="00209186" style:font-size-asian="12pt" style:font-size-complex="12pt"/>
    </style:style>
    <style:style style:name="T20"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1" style:family="text">
      <style:text-properties style:font-name="Liberation Serif" fo:font-size="12pt" fo:font-style="normal" style:font-size-asian="12pt" style:font-style-asian="normal" style:font-size-complex="12pt" style:font-style-complex="normal"/>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officeooo:rsid="00693cfe"/>
    </style:style>
    <style:style style:name="T25" style:family="text">
      <style:text-properties fo:color="#000000" fo:language="id" fo:country="ID" style:font-name-asian="Times New Roman" style:language-asian="id" style:country-asian="ID" style:font-name-complex="Times New Roman"/>
    </style:style>
    <style:style style:name="T26"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0"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officeooo:rsid="00680f6b"/>
    </style:style>
    <style:style style:name="T42" style:family="text">
      <style:text-properties officeooo:rsid="0022ddef"/>
    </style:style>
    <style:style style:name="T43" style:family="text">
      <style:text-properties officeooo:rsid="006501f0"/>
    </style:style>
    <style:style style:name="T44" style:family="text">
      <style:text-properties officeooo:rsid="00251249"/>
    </style:style>
    <style:style style:name="T45" style:family="text">
      <style:text-properties officeooo:rsid="00258408"/>
    </style:style>
    <style:style style:name="T46" style:family="text">
      <style:text-properties officeooo:rsid="005ae2a8"/>
    </style:style>
    <style:style style:name="T47" style:family="text">
      <style:text-properties fo:font-style="normal" style:font-style-asian="normal" style:font-style-complex="normal"/>
    </style:style>
    <style:style style:name="T48" style:family="text">
      <style:text-properties fo:font-style="normal" officeooo:rsid="000d4981" style:font-style-asian="normal" style:font-style-complex="normal"/>
    </style:style>
    <style:style style:name="T49" style:family="text">
      <style:text-properties officeooo:rsid="000c680b"/>
    </style:style>
    <style:style style:name="T50" style:family="text">
      <style:text-properties officeooo:rsid="000d4981"/>
    </style:style>
    <style:style style:name="T51" style:family="text">
      <style:text-properties officeooo:rsid="000e8c0e"/>
    </style:style>
    <style:style style:name="T52" style:family="text">
      <style:text-properties officeooo:rsid="00121287"/>
    </style:style>
    <style:style style:name="T53" style:family="text">
      <style:text-properties officeooo:rsid="001d0279"/>
    </style:style>
    <style:style style:name="T54" style:family="text">
      <style:text-properties officeooo:rsid="00209186"/>
    </style:style>
    <style:style style:name="T55" style:family="text">
      <style:text-properties officeooo:rsid="00243420"/>
    </style:style>
    <style:style style:name="T56" style:family="text">
      <style:text-properties officeooo:rsid="002687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AB II</text:h>
      <text:h text:style-name="P22" text:outline-level="1">DESKRIPSI TEORITIK DAN KERANGKA BERPIKIR</text:h>
      <text:p text:style-name="P4"/>
      <text:p text:style-name="P5"><text:span text:style-name="T4">A. </text:span><text:span text:style-name="T3">Deskripsi Teoritik </text:span></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6"><text:tab/>GNU dikembangkan oleh Proyek GNU, dan program-program yang dirilis di bawah bantuan proyek bernama <text:span text:style-name="T47">paket-paket</text:span><text:span text:style-name="T6"> </text:span><text:span text:style-name="T47">GNU</text:span> atau <text:span text:style-name="T47">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6"><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6"><text:tab/>Lisensi Publik Umum <text:span text:style-name="T47">GNU (GPL)</text:span><text:span text:style-name="T7">,</text:span> <text:span text:style-name="T7">LGPL,</text:span> dan <text:span text:style-name="T7">Lisensi </text:span><text:span text:style-name="T47">Dokumentasi Bebas</text:span><text:span text:style-name="T7"> GNU (GFDL) </text:span>ditulis untuk GNU, tetapi juga dipakai oleh banyak proyek yang tidak bersangkutan.</text:p>
      <text:p text:style-name="P18"><text:soft-page-break/><text:span text:style-name="T14"><text:tab/>Menurut (</text:span>Richard Stallman:<text:span text:style-name="T24">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3">file</text:span><text:span text:style-name="T13"> ini langsung dari proyek GNU dan baru-baru ini, silakan periksa untuk versi yang lebih baru. Anda bisa mendapatkan Standar Pengkodean GNU dari server web GNU di berbagai format, termasuk sumber </text:span><text:span text:style-name="T23">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3">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text:span><text:soft-page-break/><text:span text:style-name="T13">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6"/>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9"><text:span text:style-name="T41"><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text:soft-page-break/>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xt:soft-page-break/>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text:soft-page-break/>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53">m</text:span>e<text:span text:style-name="T49">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5">.</text:span></text:p>
      <text:p text:style-name="P15"><text:soft-page-break/><text:span text:style-name="T25"><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9">v</text:span>irus Biologis pada bidan medis dan penggunaan istilah <text:span text:style-name="T49">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5"/>
      <text:p text:style-name="sub_20_judul_20_A.1"><text:span text:style-name="T19">A.4 Linux From </text:span>Scratch <text:span text:style-name="T54">(LFS)</text:span></text:p>
      <text:p text:style-name="sub_20_judul_20_A.1_20_isi"><text:tab/>Gerard Beekmans <text:span text:style-name="T54">(</text:span>2014:<text:span text:style-name="T54">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0"/>
      <text:list xml:id="list2745564672" text:style-name="L1">
        <text:list-item>
          <text:p text:style-name="P23"><text:soft-page-break/>LFS mengajarkan orang bagaimana sistem Linux bekerja secara internal</text:p>
          <text:p text:style-name="P24">Membangun LFS mengajarkan Anda tentang semua yang membuat Linux cocok, bagaimana hal-hal bekerja bersama dan bergantung satu sama lain. Dan yang paling penting, bagaimana menyesuaikannya dengan selera dan kebutuhan Anda sendiri.</text:p>
          <text:p text:style-name="P24"/>
        </text:list-item>
        <text:list-item>
          <text:p text:style-name="P24">Membangun LFS menghasilkan sistem Linux yang sangat kompak</text:p>
          <text:p text:style-name="P24">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lanjut, itu bisa diturunkan menjadi 5 MB atau kurang. Coba dengan distribusi reguler.</text:p>
          <text:p text:style-name="P24"/>
        </text:list-item>
        <text:list-item>
          <text:p text:style-name="P24">LFS sangat fleksibel</text:p>
          <text:p text:style-name="P24">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4"/>
        </text:list-item>
        <text:list-item>
          <text:p text:style-name="P24">LFS menawarkan Anda keamanan tambahan</text:p>
          <text:p text:style-name="P24">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text:soft-page-break/>apakah lubang keamanan telah diperbaiki atau tidak kecuali Anda melakukannya sendiri.</text:p>
        </text:list-item>
      </text:list>
      <text:p text:style-name="P8"/>
      <text:p text:style-name="sub_20_judul_20_A.1">A.5 Distribusi (<text:span text:style-name="T7">Distro</text:span>)</text:p>
      <text:p text:style-name="P31"><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31">Ada banyak distribusi atau distro Linux yang telah muncul. Beberapa bertahan dan menjadi distro besar, bahkan sampai menghasilkan distro turunan, contohnya distro Debian GNU/Linux. Distro ini telah menghasilkan puluhan distro turunan, antara lain Ubuntu, Knoppix, Xandros, DSL, dan sebagainya.</text:p>
      <text:p text:style-name="P31"><text:span text:style-name="T56">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31"><text:span text:style-name="T55"><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31"><text:span text:style-name="T55"><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text:soft-page-break/></text:p>
      <text:p text:style-name="P9">A.<text:span text:style-name="T56">6</text:span> <text:span text:style-name="T42">UCK</text:span></text:p>
      <text:p text:style-name="P17"><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2">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5">Wahyu Agung (2010:12) </text:span>UCK merupakan kumpulan script yang dibuat untuk memodifikasi ISO image Ubuntu dan turunan nya, secara mudah UCK bisa disebut juga sebagai otomatisasi dari tools-tools <text:span text:style-name="T47">(squash,mkisofs,dkk)</text:span> remaster yang biasanya digunakan untuk memodifikasi Ubuntu image secara manual.</text:p>
      <text:p text:style-name="P17"><text:tab/>Nabil LITAYEM <text:span text:style-name="T43">(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10">A.<text:span text:style-name="T56">7</text:span> Xubuntu</text:p>
      <text:p text:style-name="P17">Ubuntu dibangun di atas fondasi Linux, yang merupakan anggota dari Unix keluarga. Unix adalah salah satu jenis sistem operasi tertua, dan bersama-sama dengan Linux telah memberikan keandalan dan keamanan <text:soft-page-break/>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7">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6">8</text:span> <text:span text:style-name="T44">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oft-page-break/>(<text:span text:style-name="T6">command line interface</text:span>) (CLI) yang saat ini umumnya digunakan terbatas oleh para pakar komputer. </text:p>
      <text:p text:style-name="P15">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6">9</text:span> <text:s/><text:span text:style-name="T45">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2">Olivier Fourdan memulai proyek ini pada tahun 1996. Nama "</text:span><text:span text:style-name="T8">Xfce"</text:span><text:span text:style-name="T42"> awalnya singkatan dari </text:span><text:span text:style-name="T8">"XForms Common Environment"</text:span><text:span text:style-name="T42"> (lingkungan desktop umum berbasis perangkat bantu Xform), tetapi kini Xfce telah ditulis ulang dua kali dan tidak lagi menggunakan perangkat bantu tersebut. </text:span><text:soft-page-break/><text:span text:style-name="T42">Namanya tetap dipakai, namun tidak lagi dengan huruf kapital </text:span><text:span text:style-name="T8">"XFCE",</text:span><text:span text:style-name="T42"> tetapi sebagai </text:span><text:span text:style-name="T8">"Xfce"</text:span><text:span text:style-name="T42">. Para pengembangnya menyatakan bahwa nama tersebut bukanlah singkatan.</text:span></text:p>
      <text:p text:style-name="P14"/>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2956819337" text:style-name="L2">
        <text:list-item>
          <text:list>
            <text:list-item>
              <text:p text:style-name="P25"><text:span text:style-name="T32">Penelitian Yang Dilakukan Oleh Tommi Albert Surbakti</text:span><text:span text:style-name="T35"> Dari </text:span><text:a xlink:type="simple" xlink:href="http://elib.unikom.ac.id/gdl.php?mod=browse&amp;node=0" text:style-name="Internet_20_link" text:visited-style-name="Visited_20_Internet_20_Link"><text:span text:style-name="T37">S1-Final Project</text:span></text:a><text:span text:style-name="T35"> <text:s/></text:span><text:span text:style-name="T36">Unikom Bandung</text:span><text:span text:style-name="T32"> </text:span><text:span text:style-name="T35">Yang Berjudul </text:span><text:span text:style-name="T38">“</text:span><text:span text:style-name="T39">remastering Sistem Operasi Berbasis Linux”. </text:span><text:span text:style-name="T32">linux mulai banyak digunakan oleh masyarakat baik oleh pengembang perangkat lunak (developer) ataupun pengguna biasa. kebutuhan </text:span><text:span text:style-name="T34">a</text:span><text:span text:style-name="T32">kan sistem </text:span><text:span text:style-name="T34">o</text:span><text:span text:style-name="T32">perasi </text:span><text:span text:style-name="T34">l</text:span><text:span text:style-name="T32">inux </text:span><text:span text:style-name="T34">y</text:span><text:span text:style-name="T32">ang </text:span><text:span text:style-name="T34">m</text:span><text:span text:style-name="T32">udah </text:span><text:span text:style-name="T34">u</text:span><text:span text:style-name="T32">ntuk digunakan dan memiliki antarmuka yang </text:span><text:span text:style-name="T39">user friendly</text:span><text:span text:style-name="T32"> mendorong banyak orang melakukan remastering linux, remastering adalah proses mengubah linux dari versi linux yang sudah ada, baik menambah maupun menguran</text:span><text:span text:style-name="T20">gi aplikasi. </text:span></text:p>
              <text:p text:style-name="P27"/>
            </text:list-item>
            <text:list-item>
              <text:p text:style-name="P29"><text:span text:style-name="T26">Penelitian Yang Dilakukan </text:span><text:span text:style-name="T27">Oleh Rahmat Purwoko, “</text:span><text:span text:style-name="T29">Rancang Bangun Distro Linux Server Monitoring</text:span><text:span text:style-name="T27"> pada </text:span><text:span text:style-name="T29">Sistem Monitoring photovoltaic”</text:span><text:span text:style-name="T27">. Photovoltaic merupakan salah satu Renewable Energy yang mulai diteliti pemanfaatannya. Sistem monitoring untuk photovoltaic di Universitas Indonesia secara realtime sudah diteliti sebelumnya. </text:span><text:span text:style-name="T29">System</text:span><text:span text:style-name="T27"> tersebut dibuat dengan </text:span><text:span text:style-name="T29">platform system</text:span><text:span text:style-name="T27"> operasi </text:span><text:span text:style-name="T29">komersial</text:span><text:span text:style-name="T27"> dan </text:span><text:span text:style-name="T29">system</text:span><text:span text:style-name="T27"> komunikasi yang digunakan adalah</text:span><text:span text:style-name="T29"> system serial</text:span><text:span text:style-name="T27"> (RS232). Agar </text:span><text:span text:style-name="T29">monitoring</text:span><text:span text:style-name="T27"> dapat diakses dari jaringan baik </text:span><text:span text:style-name="T29">local</text:span><text:span text:style-name="T27">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9">software-software Open Source</text:span><text:span text:style-name="T27"> serta dikemas dalam suatu distro Linux </text:span><text:span text:style-name="T29">server</text:span><text:span text:style-name="T27">. </text:span><text:soft-page-break/><text:span text:style-name="T27">Dengan lisensi </text:span><text:span text:style-name="T29">GPL (GNU Public License),</text:span><text:span text:style-name="T27"> diharapkan distro ini dapat digunakan pada </text:span><text:span text:style-name="T29">instalasi</text:span><text:span text:style-name="T27"> sis</text:span><text:span text:style-name="T28">t</text:span><text:span text:style-name="T27">em photovoltaic tanpa harus mengunakan banyak biaya.</text:span></text:p>
            </text:list-item>
          </text:list>
        </text:list-item>
      </text:list>
      <text:p text:style-name="P13"/>
      <text:list xml:id="list103813522086105" text:continue-numbering="true" text:style-name="L2">
        <text:list-item>
          <text:list>
            <text:list-item>
              <text:p text:style-name="P26"><text:span text:style-name="T33">Penelitian Yang Dilakukan Oleh Yudhistira, Ferico “</text:span><text:span text:style-name="Emphasis"><text:span text:style-name="T40">Remaster Distro Linux Ubuntu 10.04 Lts</text:span></text:span><text:span text:style-name="Emphasis"><text:span text:style-name="T33"> Menggunakan </text:span></text:span><text:span text:style-name="Emphasis"><text:span text:style-name="T40">Remastersys”</text:span></text:span><text:span text:style-name="Emphasis"><text:span text:style-name="T33">.</text:span></text:span><text:span text:style-name="T33"> Other Thesis, University of Muhammadiyah Malang. Linux mulai banyak digunakan oleh masyarakat baik oleh pengembang perangkat lunak (</text:span><text:span text:style-name="T40">developer</text:span><text:span text:style-name="T33">) ataupun pengguna biasa. Kebutuhan akan sistem operasi linux yang mudah untuk digunakan dan memiliki antarmuka yang </text:span><text:span text:style-name="T40">user friendly</text:span><text:span text:style-name="T33">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0">software</text:span><text:span text:style-name="T33">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40">download source code</text:span><text:span text:style-name="T33">, </text:span><text:span text:style-name="T40">instalasi</text:span><text:span text:style-name="T33"> sistem operasi, proses modifikasi (remastering) dan mengubah hasil remastering menjadi </text:span><text:span text:style-name="T40">file</text:span><text:span text:style-name="T33"> ISO sehingga bisa di install. Dengan adanya distro hasil remastering ini, penulis berharap semakin banyak pengguna yang menggunakan Linux sehingga dapat menghindari pembajakan </text:span><text:span text:style-name="T40">software</text:span><text:span text:style-name="T33">.</text:span></text:p>
              <text:p text:style-name="P30"/>
            </text:list-item>
            <text:list-item>
              <text:p text:style-name="P26"><text:span text:style-name="T33">Penelitian Yang Dilakukan Oleh Hapsari, Faradillah (2012) “</text:span><text:span text:style-name="Emphasis"><text:span text:style-name="T40">Rancang Bangun Distro Linux Untuk Pendidikan Anak-Anak Usia Dini” (4-5 Tahun)</text:span></text:span><text:span text:style-name="Emphasis"><text:span text:style-name="T33"> (Studi Kasus Di Tk Aba Iv Lawang).</text:span></text:span><text:span text:style-name="T33"> Other thesis, University of Muhammadiyah Malang. </text:span><text:span text:style-name="T21">Linux Distro adalah proyek yang bertujuan untuk mengelola koleksi perangkat lunak berbasis linux dan memfasilitasi instalasi dari sistem operasi Linux. Linux adalah sebuah </text:span><text:span text:style-name="T22">opensource,</text:span><text:span text:style-name="T21"> sehingga akan lebih mudah dikembangkan sesuai kebutuhan pengembang mereka. Salah satu metode pengembangan </text:span><text:soft-page-break/><text:span text:style-name="T21">Linux Distro yang sering digunakan adalah metode Remaster. Remaster tidak membuat Linux Distro dari nol, tetapi membongkar dan mengubah sistem </text:span><text:span text:style-name="T22">file</text:span><text:span text:style-name="T21"> disediakan oleh master penginstal yang ada dalam </text:span><text:span text:style-name="T22">file</text:span><text:span text:style-name="T21"> ISO. Linux installer master yang akan dikuasai ulang adalah </text:span><text:span text:style-name="T22">host</text:span><text:span text:style-name="T21"> linux distro, sehingga kernel menyediakan distro linux dari remaster juga sesuai versi Kernel yang dibuat di distro linux </text:span><text:span text:style-name="T22">host</text:span><text:span text:style-name="T21">-nya. Pada tugas akhir ini dibuat sistem operasi Linux berbasis distro Linux versi Ubuntu 10.10 sebagai distro linux </text:span><text:span text:style-name="T22">host</text:span><text:span text:style-name="T21">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2">Fase</text:span><text:span text:style-name="T21">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28"/>
            </text:list-item>
            <text:list-item>
              <text:p text:style-name="P26"><text:span text:style-name="T30">Penelitian Yang Dilakukan </text:span><text:span text:style-name="T31">Oleh </text:span>Laru Saji Asmara, “<text:span text:style-name="T7">Pembuatan Distro Linux Linarta (linux Surakarta) Sebagai Upaya Peningkatan Ketertarikan Masyarakat Surakarta</text:span>” Pada Sistem Operasi Linux <text:span text:style-name="T46">Dari Tugas Akhir Universitas Muhammadiyah Surakarta. Penelitian ini dilakukan dengan tahapan tahapan seperti pemilihan distro linux, pengumpulan peralatan pendukung, pengumpulan konten kota Surakarta, proses </text:span><text:span text:style-name="T9">remastering</text:span><text:span text:style-name="T46">, pembuatan </text:span><text:span text:style-name="T9">file</text:span><text:span text:style-name="T46"> .iso, pengujian </text:span><text:span text:style-name="T9">file</text:span><text:span text:style-name="T46"> .iso yang baru pada pc/laptop, analisa </text:span><text:span text:style-name="T9">file</text:span><text:span text:style-name="T46"> .iso , dan pembagian CD linarta dan </text:span><text:span text:style-name="T9">kuisioner</text:span><text:span text:style-name="T46"> pada responden. <text:s/>Selain itu dilakukan juga editing terhadap tampilan background standard, tampilan </text:span><text:span text:style-name="T9">usplash</text:span><text:span text:style-name="T46">, tampilan </text:span><text:span text:style-name="T9">booting</text:span><text:span text:style-name="T46">, dan </text:span><text:span text:style-name="T9">background</text:span><text:span text:style-name="T46"> pada </text:span><text:span text:style-name="T9">progress</text:span><text:span text:style-name="T46"> bar atau </text:span><text:span text:style-name="T9">loading screen</text:span><text:span text:style-name="T46">. Tahapan tersebut harus terpenuhi sebagai syarat terbentuknya distro baru sesuai keinginan kita.</text:span></text:p>
            </text:list-item>
          </text:list>
        </text:list-item>
      </text:list>
      <text:p text:style-name="P11"/>
      <text:p text:style-name="P11"><text:soft-page-break/></text:p>
      <text:p text:style-name="P7">C. Kerangka Berpikir</text:p>
      <table:table table:name="Table1" table:style-name="Table1">
        <table:table-column table:style-name="Table1.A"/>
        <table:table-row>
          <table:table-cell table:style-name="Table1.A1" office:value-type="string">
            <text:p text:style-name="P12">Permasalahan :</text:p>
            <text:list xml:id="list2687699023" text:style-name="L3">
              <text:list-item>
                <text:p text:style-name="P38">Distro-distro berbasis <text:span text:style-name="T51">linux</text:span> kurang efisien.</text:p>
              </text:list-item>
              <text:list-item>
                <text:p text:style-name="P36"><text:span text:style-name="T50">Penggunaan sistem operasi berbasis </text:span><text:span text:style-name="T10">Open Source </text:span><text:span text:style-name="T48">kurang maksimal karena belum ada distro berbasis mahasiswa.</text:span></text:p>
                <text:p text:style-name="P37"><draw:custom-shape text:anchor-type="paragraph" draw:z-index="0" draw:name="Shape1" draw:style-name="gr1" draw:text-style-name="P39"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2">Teori :</text:p>
            <text:list xml:id="list4230463488" text:style-name="L4">
              <text:list-item>
                <text:p text:style-name="P32">Remaster adalah sebuah teknik untuk melakukan modifikasi pada sistem operasi berbasis linux. </text:p>
              </text:list-item>
              <text:list-item>
                <text:p text:style-name="P32"><draw:custom-shape text:anchor-type="paragraph" draw:z-index="1" draw:name="Shape1" draw:style-name="gr2" draw:text-style-name="P39"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2">Solusi :</text:p>
            <text:list xml:id="list3812826216" text:style-name="L5">
              <text:list-item>
                <text:p text:style-name="P33">Dengan remaster dapat membuat distro <text:span text:style-name="T52">linux</text:span> yang lebih efisien.</text:p>
              </text:list-item>
              <text:list-item>
                <text:p text:style-name="P34">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7-03T10:38:11.846224372</dc:date>
    <meta:editing-duration>PT1H18M54S</meta:editing-duration>
    <meta:editing-cycles>26</meta:editing-cycles>
    <meta:generator>LibreOffice/6.0.3.2$Linux_X86_64 LibreOffice_project/00m0$Build-2</meta:generator>
    <meta:print-date>2018-06-27T14:46:19.214924120</meta:print-date>
    <meta:document-statistic meta:table-count="3" meta:image-count="0" meta:object-count="0" meta:page-count="16" meta:paragraph-count="73" meta:word-count="3943" meta:character-count="29410" meta:non-whitespace-character-count="25508"/>
  </office:meta>
</office:document-meta>
</file>